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covered-table-cell table:style-name="ce42"/>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9"/>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9"/>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9"/>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6"/>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6" office:value-type="string" table:number-columns-spanned="3" table:number-rows-spanned="1">
            <text:p>checkIMEI - 4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9"/>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9"/>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9"/>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8">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8" office:value-type="string">
            <text:p>ProcessUnstructuredSS-Data – 19</text:p>
          </table:table-cell>
          <table:table-cell table:style-name="ce43"/>
          <table:table-cell table:style-name="ce32" table:number-columns-repeated="2"/>
          <table:table-cell table:style-name="ce49"/>
          <table:table-cell table:number-columns-repeated="1012"/>
        </table:table-row>
        <table:table-row table:style-name="ro9">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9" office:value-type="string">
            <text:p>BeginSubscriberActivity — 54</text:p>
          </table:table-cell>
          <table:table-cell table:style-name="ce43"/>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9"/>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4" office:value-type="string">
            <text:p>processUnstructuredSS-Request - 59</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5" office:value-type="string">
            <text:p>unstructuredSS-Request - 60</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5" office:value-type="string">
            <text:p>unstructuredSS-Notify - 61</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3"/>
          <table:table-cell table:style-name="ce32"/>
          <table:table-cell table:style-name="ce50" office:value-type="string">
            <text:p>!!! add support for V1</text:p>
          </table:table-cell>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7" office:value-type="string">
            <text:p>Mt-forwardSM-VGCS – 21</text:p>
          </table:table-cell>
          <table:table-cell table:style-name="ce48"/>
          <table:table-cell table:style-name="ce49"/>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9"/>
          <table:table-cell table:number-columns-repeated="1012"/>
        </table:table-row>
        <table:table-row table:style-name="ro10">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3"/>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9"/>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5" office:value-type="string">
            <text:p>sendRoutingInfoForLCS - 85</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ext:s/>This service is used by a GMLC to request the location of a target MS from the visited MSC or SGSN at any time</text:p>
          </table:table-cell>
          <table:table-cell table:style-name="ce32" table:number-columns-repeated="2"/>
          <table:table-cell table:style-name="ce45" office:value-type="string">
            <text:p>provideSubscriberLocation - 83</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5" office:value-type="string">
            <text:p>subscriberLocationReport - 86</text:p>
          </table:table-cell>
          <table:table-cell table:style-name="ce32"/>
          <table:table-cell table:style-name="ce49"/>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59"/>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4"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table:style-name="ce54"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IME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4" office:value-type="string">
            <text:p>IMS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4"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Plm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table:style-name="ce54"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MSIWithLM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4"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table:style-name="ce54"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Equipment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B</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OIReplacement</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terloc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Teleservice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4"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TCSI</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table:style-name="ce54"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odetic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PContex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outeingNumber</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table:style-name="ce54"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table:style-name="ce54"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llReferenceNumb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Rout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Check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8"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Gmsc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table:style-name="ce54"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4"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1">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table:style-name="ce57" office:value-type="string">
            <text:p>AccuracyFulfilmentIndicator</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7" office:value-type="string">
            <text:p>AdditionalNumber</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Definition</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Event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List</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Typ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7" office:value-type="string">
            <text:p>DeferredLocationEventType</text:p>
          </table:table-cell>
          <table:table-cell office:value-type="string">
            <text:p>BI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Deferredmtlr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LCSClientExternalI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ClientI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ClientInternalID</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CSClientNam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ClientTyp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CSCodewor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Event</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CSFormatIndicator</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CSLocationInfo</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4" office:value-type="string">
            <text:p>LCSPriority</text:p>
          </table:table-cell>
          <table:table-cell office:value-type="string">
            <text:p>OCTET STRING (as enum)</text:p>
          </table:table-cell>
          <table:table-cell table:number-columns-repeated="5"/>
        </table:table-row>
        <table:table-row table:style-name="ro3">
          <table:table-cell/>
          <table:table-cell office:value-type="string">
            <text:p>LCSPrivacyCheck</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QoS</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RequestorI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ocationEstimateTyp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ocationTyp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OccurrenceInfo</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6" office:value-type="string">
            <text:p>PositioningDataInformation</text:p>
          </table:table-cell>
          <table:table-cell office:value-type="string">
            <text:p>OCTET STRING</text:p>
          </table:table-cell>
          <table:table-cell table:number-columns-repeated="5"/>
        </table:table-row>
        <table:table-row table:style-name="ro3">
          <table:table-cell/>
          <table:table-cell office:value-type="string">
            <text:p>PrivacyCheckRelatedAction</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ResponseTim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ResponseTimeCategory</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SLRArgExtensionContainer</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SupportedGADShapes</text:p>
          </table:table-cell>
          <table:table-cell office:value-type="string">
            <text:p>BIT STRING</text:p>
          </table:table-cell>
          <table:table-cell/>
          <table:table-cell office:value-type="float" office:value="1">
            <text:p>1</text:p>
          </table:table-cell>
          <table:table-cell table:number-columns-repeated="3"/>
        </table:table-row>
        <table:table-row table:style-name="ro3">
          <table:table-cell/>
          <table:table-cell office:value-type="string">
            <text:p>TerminationCaus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number-rows-repeated="2">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54])" office:value-type="float" office:value="138">
            <text:p>138</text:p>
          </table:table-cell>
          <table:table-cell table:formula="of:=SUM([.E7:.E454])" office:value-type="float" office:value="59">
            <text:p>59</text:p>
          </table:table-cell>
          <table:table-cell table:formula="of:=SUM([.F7:.F454])" office:value-type="float" office:value="225">
            <text:p>225</text:p>
          </table:table-cell>
          <table:table-cell/>
          <table:table-cell table:formula="of:=[.D457]+[.E457]+[.F457]" office:value-type="float" office:value="422">
            <text:p>422</text:p>
          </table:table-cell>
        </table:table-row>
      </table:table>
      <table:table table:name="Sheet3" table:style-name="ta1">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5">25.07.2012</text:date>, <text:time>21:07: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25T21:07:23.28</dc:date>
    <meta:editing-duration>PT157H28M31S</meta:editing-duration>
    <meta:editing-cycles>385</meta:editing-cycles>
    <meta:generator>OpenOffice.org/3.0$Win32 OpenOffice.org_project/300m9$Build-9358</meta:generator>
    <meta:document-statistic meta:table-count="3" meta:cell-count="1695" meta:object-count="0"/>
    <meta:user-defined meta:name="Поле 1"/>
    <meta:user-defined meta:name="Поле 2"/>
    <meta:user-defined meta:name="Поле 3"/>
    <meta:user-defined meta:name="Поле 4"/>
  </office:meta>
</office:document-meta>
</file>